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2209in"/>
    </style:style>
    <style:style style:name="co3" style:family="table-column">
      <style:table-column-properties fo:break-before="auto" style:column-width="0.6953in"/>
    </style:style>
    <style:style style:name="co4" style:family="table-column">
      <style:table-column-properties fo:break-before="auto" style:column-width="0.3417in"/>
    </style:style>
    <style:style style:name="co5" style:family="table-column">
      <style:table-column-properties fo:break-before="auto" style:column-width="0.3528in"/>
    </style:style>
    <style:style style:name="co6" style:family="table-column">
      <style:table-column-properties fo:break-before="auto" style:column-width="0.3882in"/>
    </style:style>
    <style:style style:name="co7" style:family="table-column">
      <style:table-column-properties fo:break-before="auto" style:column-width="0.3764in"/>
    </style:style>
    <style:style style:name="co8" style:family="table-column">
      <style:table-column-properties fo:break-before="auto" style:column-width="0.3646in"/>
    </style:style>
    <style:style style:name="co9" style:family="table-column">
      <style:table-column-properties fo:break-before="auto" style:column-width="0.3181in"/>
    </style:style>
    <style:style style:name="co10" style:family="table-column">
      <style:table-column-properties fo:break-before="auto" style:column-width="0.3063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style:font-name="Times New Roman" fo:font-size="12pt" fo:language="en" fo:country="U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umbersDat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rluu_20130430: My notes on Noah's flood numbers.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1" office:value-type="string">
            <text:p>Text ref.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Gen 7:4</text:p>
          </table:table-cell>
          <table:table-cell office:value-type="string">
            <text:p>7 days before the 40 days and 40 nights of rain.</text:p>
          </table:table-cell>
        </table:table-row>
        <table:table-row table:style-name="ro2">
          <table:table-cell office:value-type="string">
            <text:p>Gen 7:6</text:p>
          </table:table-cell>
          <table:table-cell office:value-type="string">
            <text:p>Noah is 600 years old when the flood of waters was upon the earth.</text:p>
          </table:table-cell>
        </table:table-row>
        <table:table-row table:style-name="ro2">
          <table:table-cell office:value-type="string">
            <text:p>Gen 7:10</text:p>
          </table:table-cell>
          <table:table-cell office:value-type="string">
            <text:p>After 7 days, the waters of the flood were upon the earth.</text:p>
          </table:table-cell>
        </table:table-row>
        <table:table-row table:style-name="ro2">
          <table:table-cell office:value-type="string">
            <text:p>Gen 7:11</text:p>
          </table:table-cell>
          <table:table-cell office:value-type="string">
            <text:p>Noah's 600th year, 2nd month, 17th day, fountains of the great deep broken up. <text:s/>Windows of heaven were opened.</text:p>
          </table:table-cell>
        </table:table-row>
        <table:table-row table:style-name="ro2">
          <table:table-cell office:value-type="string">
            <text:p>Gen 7:12</text:p>
          </table:table-cell>
          <table:table-cell office:value-type="string">
            <text:p>Rain upon the earth 40 day and 40 nights.</text:p>
          </table:table-cell>
        </table:table-row>
        <table:table-row table:style-name="ro2">
          <table:table-cell office:value-type="string">
            <text:p>Gen 7:17</text:p>
          </table:table-cell>
          <table:table-cell office:value-type="string">
            <text:p>Flood was 40 days upon the earth. <text:s/>Water increased. <text:s/>Ark lifted up.</text:p>
          </table:table-cell>
        </table:table-row>
        <table:table-row table:style-name="ro2">
          <table:table-cell office:value-type="string">
            <text:p>Gen 7:20</text:p>
          </table:table-cell>
          <table:table-cell office:value-type="string">
            <text:p>Water went up 15 cubits.</text:p>
          </table:table-cell>
        </table:table-row>
        <table:table-row table:style-name="ro2">
          <table:table-cell office:value-type="string">
            <text:p>Gen 7:24</text:p>
          </table:table-cell>
          <table:table-cell office:value-type="string">
            <text:p>Water prevailed upon the earth 150 days.</text:p>
          </table:table-cell>
        </table:table-row>
        <table:table-row table:style-name="ro2">
          <table:table-cell office:value-type="string">
            <text:p>Gen 8:1</text:p>
          </table:table-cell>
          <table:table-cell office:value-type="string">
            <text:p>God remembers Noah and the others in the ark.</text:p>
          </table:table-cell>
        </table:table-row>
        <table:table-row table:style-name="ro2">
          <table:table-cell office:value-type="string">
            <text:p>Gen 8:2</text:p>
          </table:table-cell>
          <table:table-cell office:value-type="string">
            <text:p>Fountains of deep stopped. <text:s/>Windows of heaven stopped. <text:s/>Rain restrained.</text:p>
          </table:table-cell>
        </table:table-row>
        <table:table-row table:style-name="ro2">
          <table:table-cell office:value-type="string">
            <text:p>Gen 8:3</text:p>
          </table:table-cell>
          <table:table-cell office:value-type="string">
            <text:p>Water receded continuously, and after the end of 150 days, the waters were abated.</text:p>
          </table:table-cell>
        </table:table-row>
        <table:table-row table:style-name="ro2">
          <table:table-cell office:value-type="string">
            <text:p>Gen 8:4</text:p>
          </table:table-cell>
          <table:table-cell office:value-type="string">
            <text:p>7th month, on the 17th day of the month, the ark rested upon the mountains of Ararat.</text:p>
          </table:table-cell>
        </table:table-row>
        <table:table-row table:style-name="ro2">
          <table:table-cell office:value-type="string">
            <text:p>Gen 8:5</text:p>
          </table:table-cell>
          <table:table-cell office:value-type="string">
            <text:p>Waters decreased continually until the 10th month. <text:s/>In the 10th month, on the first day of the month, the tops of the mountains were seen.</text:p>
          </table:table-cell>
        </table:table-row>
        <table:table-row table:style-name="ro2">
          <table:table-cell office:value-type="string">
            <text:p>Gen 8:6</text:p>
          </table:table-cell>
          <table:table-cell office:value-type="string">
            <text:p>At the end of 40 days, Noah opens the window.</text:p>
          </table:table-cell>
        </table:table-row>
        <table:table-row table:style-name="ro2">
          <table:table-cell office:value-type="string">
            <text:p>Gen 8:7</text:p>
          </table:table-cell>
          <table:table-cell office:value-type="string">
            <text:p>Noah sends forth a raven which went forth to and fro, until the waters were dried up from off the earth. <text:s/></text:p>
          </table:table-cell>
        </table:table-row>
        <table:table-row table:style-name="ro2">
          <table:table-cell office:value-type="string">
            <text:p>Gen 8:8</text:p>
          </table:table-cell>
          <table:table-cell office:value-type="string">
            <text:p>Noah sends forth a dove, to see if the waters were abated.</text:p>
          </table:table-cell>
        </table:table-row>
        <table:table-row table:style-name="ro2">
          <table:table-cell office:value-type="string">
            <text:p>Gen 8:9</text:p>
          </table:table-cell>
          <table:table-cell office:value-type="string">
            <text:p>Dove returns to Noah in the Ark.</text:p>
          </table:table-cell>
        </table:table-row>
        <table:table-row table:style-name="ro2">
          <table:table-cell office:value-type="string">
            <text:p>Gen 8:10</text:p>
          </table:table-cell>
          <table:table-cell office:value-type="string">
            <text:p>Noah waits 7 days, and then sends a dove out again.</text:p>
          </table:table-cell>
        </table:table-row>
        <table:table-row table:style-name="ro2">
          <table:table-cell office:value-type="string">
            <text:p>Gen 8:11</text:p>
          </table:table-cell>
          <table:table-cell office:value-type="string">
            <text:p>Dove comes back in the evening. <text:s/>Waters abated.</text:p>
          </table:table-cell>
        </table:table-row>
        <table:table-row table:style-name="ro2">
          <table:table-cell office:value-type="string">
            <text:p>Gen 8:12</text:p>
          </table:table-cell>
          <table:table-cell office:value-type="string">
            <text:p>Noah waits 7 days, and then sends a dove out again. <text:s/>Dove does not return.</text:p>
          </table:table-cell>
        </table:table-row>
        <table:table-row table:style-name="ro2">
          <table:table-cell office:value-type="string">
            <text:p>Gen 8:13</text:p>
          </table:table-cell>
          <table:table-cell office:value-type="string">
            <text:p>601 year, 1st month, 1st day of month, Waters were dried up. <text:s/>Noah removes covering of ark and looks out. <text:s/>Ground is dry.</text:p>
          </table:table-cell>
        </table:table-row>
        <table:table-row table:style-name="ro2">
          <table:table-cell office:value-type="string">
            <text:p>Gen 8:14</text:p>
          </table:table-cell>
          <table:table-cell office:value-type="string">
            <text:p>2nd month, 27th day of the month, earth was dried.</text:p>
          </table:table-cell>
        </table:table-row>
      </table:table>
      <table:table table:name="Chiasm" table:style-name="ta1" table:print="false"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4">
          <table:table-cell table:style-name="ce2" office:value-type="string">
            <text:p>The Structure of the Flood Story 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>
            <text:p>From: <text:a xlink:href="http://www.examiner.com/article/bible-interpretation-101-what-is-a-chiasm">http://www.examiner.com/article/bible-interpretation-101-what-is-a-chiasm</text:a></text:p>
          </table:table-cell>
          <table:table-cell table:style-name="Default"/>
          <table:table-cell table:number-columns-repeated="16"/>
        </table:table-row>
        <table:table-row table:style-name="ro2">
          <table:table-cell/>
          <table:table-cell table:style-name="Default"/>
          <table:table-cell table:number-columns-repeated="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4" office:value-type="string">
            <text:p>Noah (6:10a)</text:p>
          </table:table-cell>
          <table:table-cell table:number-columns-repeated="15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  <table:table-cell table:style-name="ce4" office:value-type="string">
            <text:p>Shem, Ham, and Japheth (6:10b)</text:p>
          </table:table-cell>
          <table:table-cell table:number-columns-repeated="1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2"/>
          <table:table-cell table:style-name="ce4" office:value-type="string">
            <text:p>Ark to be built (6:14-16)</text:p>
          </table:table-cell>
          <table:table-cell table:number-columns-repeated="13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table:number-columns-repeated="3"/>
          <table:table-cell table:style-name="ce4" office:value-type="string">
            <text:p>Flood announced (6:17)</text:p>
          </table:table-cell>
          <table:table-cell table:number-columns-repeated="1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table:number-columns-repeated="4"/>
          <table:table-cell table:style-name="ce4" office:value-type="string">
            <text:p>Covenant with Noah (6:18-20)</text:p>
          </table:table-cell>
          <table:table-cell table:number-columns-repeated="11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table:number-columns-repeated="5"/>
          <table:table-cell table:style-name="ce4" office:value-type="string">
            <text:p>Food in the ark (6:21)</text:p>
          </table:table-cell>
          <table:table-cell table:number-columns-repeated="10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table:number-columns-repeated="6"/>
          <table:table-cell table:style-name="ce4" office:value-type="string">
            <text:p>Command to enter the ark (7:1-3)</text:p>
          </table:table-cell>
          <table:table-cell table:number-columns-repeated="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</text:p>
          </table:table-cell>
          <table:table-cell table:number-columns-repeated="7"/>
          <table:table-cell table:style-name="ce4" office:value-type="string">
            <text:p>7 days waiting for flood (7:4-5)</text:p>
          </table:table-cell>
          <table:table-cell table:number-columns-repeated="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I</text:p>
          </table:table-cell>
          <table:table-cell table:number-columns-repeated="8"/>
          <table:table-cell table:style-name="ce4" office:value-type="string">
            <text:p>7 days waiting for flood (7:7-10)</text:p>
          </table:table-cell>
          <table:table-cell table:number-columns-repeated="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J</text:p>
          </table:table-cell>
          <table:table-cell table:number-columns-repeated="9"/>
          <table:table-cell table:style-name="ce4" office:value-type="string">
            <text:p>Entry to ark (7:11-15)</text:p>
          </table:table-cell>
          <table:table-cell table:number-columns-repeated="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K</text:p>
          </table:table-cell>
          <table:table-cell table:number-columns-repeated="10"/>
          <table:table-cell table:style-name="ce4" office:value-type="string">
            <text:p>YHWH shuts Noah in (7:16)</text:p>
          </table:table-cell>
          <table:table-cell table:number-columns-repeated="5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</text:p>
          </table:table-cell>
          <table:table-cell table:number-columns-repeated="11"/>
          <table:table-cell table:style-name="ce4" office:value-type="string">
            <text:p>40 days flood (7:17a)</text:p>
          </table:table-cell>
          <table:table-cell table:number-columns-repeated="4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table:number-columns-repeated="12"/>
          <table:table-cell table:style-name="ce4" office:value-type="string">
            <text:p>Waters increase (7:17b-18)</text:p>
          </table:table-cell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table:number-columns-repeated="13"/>
          <table:table-cell table:style-name="ce4" office:value-type="string">
            <text:p>Mountains covered (7:19-20)</text:p>
          </table:table-cell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O</text:p>
          </table:table-cell>
          <table:table-cell table:number-columns-repeated="14"/>
          <table:table-cell table:style-name="ce4" office:value-type="string">
            <text:p>150 days water prevail (7:21-24)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P</text:p>
          </table:table-cell>
          <table:table-cell table:number-columns-repeated="15"/>
          <table:table-cell table:style-name="ce4" office:value-type="string">
            <text:p>GOD REMEMBERS NOAH (8:1)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O'</text:p>
          </table:table-cell>
          <table:table-cell table:number-columns-repeated="14"/>
          <table:table-cell table:style-name="ce4" office:value-type="string">
            <text:p>150 days waters abate (8:3)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N'</text:p>
          </table:table-cell>
          <table:table-cell table:number-columns-repeated="13"/>
          <table:table-cell table:style-name="ce4" office:value-type="string">
            <text:p>Mountain tops visible (8:4-5)</text:p>
          </table:table-cell>
          <table:table-cell table:number-columns-repeated="2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M'</text:p>
          </table:table-cell>
          <table:table-cell table:number-columns-repeated="12"/>
          <table:table-cell table:style-name="ce4" office:value-type="string">
            <text:p>Waters abate (8:5)</text:p>
          </table:table-cell>
          <table:table-cell table:number-columns-repeated="3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'</text:p>
          </table:table-cell>
          <table:table-cell table:number-columns-repeated="11"/>
          <table:table-cell table:style-name="ce4" office:value-type="string">
            <text:p>40 days (end of) (8:6a)</text:p>
          </table:table-cell>
          <table:table-cell table:number-columns-repeated="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K</text:p>
          </table:table-cell>
          <table:table-cell table:number-columns-repeated="10"/>
          <table:table-cell table:style-name="ce4" office:value-type="string">
            <text:p>Noah opens window of ark (8:6b)</text:p>
          </table:table-cell>
          <table:table-cell table:number-columns-repeated="5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J'</text:p>
          </table:table-cell>
          <table:table-cell table:number-columns-repeated="9"/>
          <table:table-cell table:style-name="ce4" office:value-type="string">
            <text:p>Raven and dove leave ark (8:7-9)</text:p>
          </table:table-cell>
          <table:table-cell table:number-columns-repeated="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I'</text:p>
          </table:table-cell>
          <table:table-cell table:number-columns-repeated="8"/>
          <table:table-cell table:style-name="ce4" office:value-type="string">
            <text:p>7 days waiting for waters to subside (8:10-11)</text:p>
          </table:table-cell>
          <table:table-cell table:number-columns-repeated="7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'</text:p>
          </table:table-cell>
          <table:table-cell table:number-columns-repeated="7"/>
          <table:table-cell table:style-name="ce4" office:value-type="string">
            <text:p>7 days waiting for waters to subside (8:12-13)</text:p>
          </table:table-cell>
          <table:table-cell table:number-columns-repeated="8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G'</text:p>
          </table:table-cell>
          <table:table-cell table:number-columns-repeated="6"/>
          <table:table-cell table:style-name="ce5" office:value-type="string">
            <text:p>Command to leave ark (8:15-17 [22])</text:p>
          </table:table-cell>
          <table:table-cell table:number-columns-repeated="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F'</text:p>
          </table:table-cell>
          <table:table-cell table:number-columns-repeated="5"/>
          <table:table-cell table:style-name="ce5" office:value-type="string">
            <text:p>Food outside ark (9:1-4)</text:p>
          </table:table-cell>
          <table:table-cell table:number-columns-repeated="10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E'</text:p>
          </table:table-cell>
          <table:table-cell table:number-columns-repeated="4"/>
          <table:table-cell table:style-name="ce4" office:value-type="string">
            <text:p>Covenant with all flesh (9:8-10)</text:p>
          </table:table-cell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'</text:p>
          </table:table-cell>
          <table:table-cell table:number-columns-repeated="3"/>
          <table:table-cell table:style-name="ce4" office:value-type="string">
            <text:p>No flood in the future (9:11-17)</text:p>
          </table:table-cell>
          <table:table-cell table:number-columns-repeated="1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'</text:p>
          </table:table-cell>
          <table:table-cell table:number-columns-repeated="2"/>
          <table:table-cell table:style-name="ce4" office:value-type="string">
            <text:p>Ark (9:18a)</text:p>
          </table:table-cell>
          <table:table-cell table:number-columns-repeated="1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B'</text:p>
          </table:table-cell>
          <table:table-cell/>
          <table:table-cell table:style-name="ce4" office:value-type="string">
            <text:p>Shem, Ham and Japheth (9:18b)</text:p>
          </table:table-cell>
          <table:table-cell table:number-columns-repeated="1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'</text:p>
          </table:table-cell>
          <table:table-cell table:style-name="ce4" office:value-type="string">
            <text:p>Noah (9:19)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4/30/2013</text:date>, <text:time>19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30T15:55:45</meta:creation-date>
    <dc:date>2013-04-30T19:41:49</dc:date>
    <meta:editing-duration>PT3H46M4S</meta:editing-duration>
    <meta:editing-cycles>4</meta:editing-cycles>
    <meta:generator>LibreOffice/3.3$Unix LibreOffice_project/330m18$Build-4</meta:generator>
    <meta:document-statistic meta:table-count="2" meta:cell-count="142" meta:object-count="0"/>
  </office:meta>
</office:document-meta>
</file>